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711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d8ce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bf819e"/>
    </style:style>
    <style:style style:name="ce4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 style:data-style-name="N11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1" office:value-type="string" calcext:value-type="string">
            <text:p>Propagation</text:p>
          </table:table-cell>
          <table:table-cell table:style-name="ce1" table:number-columns-repeated="2"/>
          <table:table-cell table:style-name="ce3" office:value-type="string" calcext:value-type="string">
            <text:p>Processing</text:p>
          </table:table-cell>
          <table:table-cell table:style-name="ce3" table:number-columns-repeated="3"/>
          <table:table-cell table:style-name="ce4" office:value-type="string" calcext:value-type="string">
            <text:p>Link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k Dist</text:p>
          </table:table-cell>
          <table:table-cell office:value-type="string" calcext:value-type="string">
            <text:p>Link Dist (km)</text:p>
          </table:table-cell>
          <table:table-cell table:style-name="ce2" office:value-type="string" calcext:value-type="string">
            <text:p>Propagation Delay (s)</text:p>
          </table:table-cell>
          <table:table-cell office:value-type="string" calcext:value-type="string">
            <text:p>X (\mus)</text:p>
          </table:table-cell>
          <table:table-cell office:value-type="string" calcext:value-type="string">
            <text:p>X (ns)</text:p>
          </table:table-cell>
          <table:table-cell office:value-type="string" calcext:value-type="string">
            <text:p>Proc Del. (ns)</text:p>
          </table:table-cell>
          <table:table-cell table:style-name="ce2" office:value-type="string" calcext:value-type="string">
            <text:p>Proc Del. (s)</text:p>
          </table:table-cell>
          <table:table-cell table:style-name="ce2" office:value-type="string" calcext:value-type="string">
            <text:p>Link Delay (s)</text:p>
          </table:table-cell>
          <table:table-cell table:style-name="ce5" office:value-type="string" calcext:value-type="string">
            <text:p>Total Delay (s)</text:p>
          </table:table-cell>
          <table:table-cell table:style-name="ce6" office:value-type="string" calcext:value-type="string">
            <text:p>Percent Delay (is propagation)</text:p>
          </table:table-cell>
        </table:table-row>
        <table:table-row table:style-name="ro1">
          <table:table-cell office:value-type="string" calcext:value-type="string">
            <text:p>OCN</text:p>
          </table:table-cell>
          <table:table-cell office:value-type="string" calcext:value-type="string">
            <text:p>0.5 cm</text:p>
          </table:table-cell>
          <table:table-cell office:value-type="float" office:value="0.000005" calcext:value-type="float">
            <text:p>0.000005</text:p>
          </table:table-cell>
          <table:table-cell table:style-name="ce2" table:formula="of:=[.$C3]/[.$A$10]" office:value-type="float" office:value="0.000000000025" calcext:value-type="float">
            <text:p>2.5E-11</text:p>
          </table:table-cell>
          <table:table-cell office:value-type="float" office:value="0" calcext:value-type="float">
            <text:p>0</text:p>
          </table:table-cell>
          <table:table-cell table:formula="of:=[.$E3]/1000" office:value-type="float" office:value="0" calcext:value-type="float">
            <text:p>0</text:p>
          </table:table-cell>
          <table:table-cell table:formula="of:=[.$F3]+0.8*100" office:value-type="float" office:value="80" calcext:value-type="float">
            <text:p>80</text:p>
          </table:table-cell>
          <table:table-cell table:style-name="ce2" table:formula="of:=[.$G3]/(10000000000)" office:value-type="float" office:value="0.000000008" calcext:value-type="float">
            <text:p>0.000000008</text:p>
          </table:table-cell>
          <table:table-cell table:style-name="ce2" table:formula="of:=100/[.$C$13]" office:value-type="float" office:value="0.00000001333333333333" calcext:value-type="float">
            <text:p>1.33333333333333E-08</text:p>
          </table:table-cell>
          <table:table-cell table:style-name="ce5" table:formula="of:=[.$D3]+[.$H3]+[.$I3]" office:value-type="float" office:value="0.00000002135833333333" calcext:value-type="float">
            <text:p>2.13583333333333E-08</text:p>
          </table:table-cell>
          <table:table-cell table:style-name="ce7" table:formula="of:=[.$D3]/[.$J3]" office:value-type="percentage" office:value="0.00117050331642606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5 m</text:p>
          </table:table-cell>
          <table:table-cell office:value-type="float" office:value="0.005" calcext:value-type="float">
            <text:p>0.005</text:p>
          </table:table-cell>
          <table:table-cell table:style-name="ce2" table:formula="of:=[.$C4]/[.$A$10]" office:value-type="float" office:value="0.000000025" calcext:value-type="float">
            <text:p>0.000000025</text:p>
          </table:table-cell>
          <table:table-cell office:value-type="float" office:value="0.6" calcext:value-type="float">
            <text:p>0.6</text:p>
          </table:table-cell>
          <table:table-cell table:formula="of:=[.$E4]/1000" office:value-type="float" office:value="0.0006" calcext:value-type="float">
            <text:p>0.0006</text:p>
          </table:table-cell>
          <table:table-cell table:formula="of:=[.$F4]+0.8*100" office:value-type="float" office:value="80.0006" calcext:value-type="float">
            <text:p>80.0006</text:p>
          </table:table-cell>
          <table:table-cell table:style-name="ce2" table:formula="of:=[.$G4]/(10000000000)" office:value-type="float" office:value="0.00000000800006" calcext:value-type="float">
            <text:p>0.00000000800006</text:p>
          </table:table-cell>
          <table:table-cell table:style-name="ce2" table:formula="of:=100/[.$C$13]" office:value-type="float" office:value="0.00000001333333333333" calcext:value-type="float">
            <text:p>1.33333333333333E-08</text:p>
          </table:table-cell>
          <table:table-cell table:style-name="ce5" table:formula="of:=[.$D4]+[.$H4]+[.$I4]" office:value-type="float" office:value="0.00000004633339333333" calcext:value-type="float">
            <text:p>4.63333933333333E-08</text:p>
          </table:table-cell>
          <table:table-cell table:style-name="ce7" table:formula="of:=[.$D4]/[.$J4]" office:value-type="percentage" office:value="0.539567646603048" calcext:value-type="percentage">
            <text:p>53.96%</text:p>
          </table:table-cell>
        </table:table-row>
        <table:table-row table:style-name="ro1">
          <table:table-cell office:value-type="string" calcext:value-type="string">
            <text:p>LAN</text:p>
          </table:table-cell>
          <table:table-cell office:value-type="string" calcext:value-type="string">
            <text:p>5000 m</text:p>
          </table:table-cell>
          <table:table-cell office:value-type="float" office:value="5" calcext:value-type="float">
            <text:p>5</text:p>
          </table:table-cell>
          <table:table-cell table:style-name="ce2" table:formula="of:=[.$C5]/[.$A$10]" office:value-type="float" office:value="0.000025" calcext:value-type="float">
            <text:p>0.000025</text:p>
          </table:table-cell>
          <table:table-cell office:value-type="float" office:value="6" calcext:value-type="float">
            <text:p>6</text:p>
          </table:table-cell>
          <table:table-cell table:formula="of:=[.$E5]/1000" office:value-type="float" office:value="0.006" calcext:value-type="float">
            <text:p>0.006</text:p>
          </table:table-cell>
          <table:table-cell table:formula="of:=[.$F5]+0.8*100" office:value-type="float" office:value="80.006" calcext:value-type="float">
            <text:p>80.006</text:p>
          </table:table-cell>
          <table:table-cell table:style-name="ce2" table:formula="of:=[.$G5]/(10000000000)" office:value-type="float" office:value="0.0000000080006" calcext:value-type="float">
            <text:p>0.0000000080006</text:p>
          </table:table-cell>
          <table:table-cell table:style-name="ce2" table:formula="of:=100/[.$C$13]" office:value-type="float" office:value="0.00000001333333333333" calcext:value-type="float">
            <text:p>1.33333333333333E-08</text:p>
          </table:table-cell>
          <table:table-cell table:style-name="ce5" table:formula="of:=[.$D5]+[.$H5]+[.$I5]" office:value-type="float" office:value="0.0000250213339333333" calcext:value-type="float">
            <text:p>2.50213339333333E-05</text:p>
          </table:table-cell>
          <table:table-cell table:style-name="ce7" table:formula="of:=[.$D5]/[.$J5]" office:value-type="percentage" office:value="0.999147370264504" calcext:value-type="percentage">
            <text:p>99.91%</text:p>
          </table:table-cell>
        </table:table-row>
        <table:table-row table:style-name="ro1">
          <table:table-cell office:value-type="string" calcext:value-type="string">
            <text:p>WAN</text:p>
          </table:table-cell>
          <table:table-cell office:value-type="string" calcext:value-type="string">
            <text:p>5000 km</text:p>
          </table:table-cell>
          <table:table-cell office:value-type="float" office:value="5000" calcext:value-type="float">
            <text:p>5000</text:p>
          </table:table-cell>
          <table:table-cell table:style-name="ce2" table:formula="of:=[.$C6]/[.$A$10]" office:value-type="float" office:value="0.025" calcext:value-type="float">
            <text:p>0.025</text:p>
          </table:table-cell>
          <table:table-cell office:value-type="float" office:value="60" calcext:value-type="float">
            <text:p>60</text:p>
          </table:table-cell>
          <table:table-cell table:formula="of:=[.$E6]/1000" office:value-type="float" office:value="0.06" calcext:value-type="float">
            <text:p>0.06</text:p>
          </table:table-cell>
          <table:table-cell table:formula="of:=[.$F6]+0.8*100" office:value-type="float" office:value="80.06" calcext:value-type="float">
            <text:p>80.06</text:p>
          </table:table-cell>
          <table:table-cell table:style-name="ce2" table:formula="of:=[.$G6]/(10000000000)" office:value-type="float" office:value="0.000000008006" calcext:value-type="float">
            <text:p>0.000000008006</text:p>
          </table:table-cell>
          <table:table-cell table:style-name="ce2" table:formula="of:=100/[.$C$13]" office:value-type="float" office:value="0.00000001333333333333" calcext:value-type="float">
            <text:p>1.33333333333333E-08</text:p>
          </table:table-cell>
          <table:table-cell table:style-name="ce5" table:formula="of:=[.$D6]+[.$H6]+[.$I6]" office:value-type="float" office:value="0.0250000213393333" calcext:value-type="float">
            <text:p>0.0250000213393333</text:p>
          </table:table-cell>
          <table:table-cell table:style-name="ce7" table:formula="of:=[.$D6]/[.$J6]" office:value-type="percentage" office:value="0.999999146427395" calcext:value-type="percentage">
            <text:p>100.00%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ropagation Speed (km/s)</text:p>
          </table:table-cell>
          <table:table-cell table:number-columns-repeated="10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nk Rate (Gbps)</text:p>
          </table:table-cell>
          <table:table-cell office:value-type="string" calcext:value-type="string">
            <text:p>(GBps)</text:p>
          </table:table-cell>
          <table:table-cell office:value-type="string" calcext:value-type="string">
            <text:p>(Bps)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$13]/8" office:value-type="float" office:value="0.75" calcext:value-type="float">
            <text:p>0.75</text:p>
          </table:table-cell>
          <table:table-cell table:formula="of:=[.$B$13]*10000000000" office:value-type="float" office:value="7500000000" calcext:value-type="float">
            <text:p>75000000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6:42:24.215975422</meta:creation-date>
    <dc:date>2024-01-31T17:22:31.917960825</dc:date>
    <meta:editing-duration>PT40M8S</meta:editing-duration>
    <meta:editing-cycles>1</meta:editing-cycles>
    <meta:document-statistic meta:table-count="1" meta:cell-count="65" meta:object-count="0"/>
    <meta:generator>LibreOffice/7.5.9.2$Linux_X86_64 LibreOffice_project/50$Build-2</meta:generator>
  </office:meta>
</office:document-meta>
</file>